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1" style:family="text"/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30:00</dc:date>
          </delta:change-info>
        </delta:change-transaction>
      </delta:tracked-changes>
      <text:h text:outline-level="1" text:style-name="P1">Paragraph Split by Pasted Text and Table</text:h>
      <text:p text:style-name="P2">In this example, the following paragraph will be split by copying everything in between the two curly braces and pasting it in between the square brackets.</text:p>
      <text:p split:split001-idref="split1" text:style-name="P2">This paragraph will be split. [<text:span text:style-name="T1" delta:insertion-change-idref="I" delta:insertion-type="insert-with-content">This will be copied</text:span></text:p>
      <text:p delta:insertion-change-idref="I" delta:insertion-type="insert-with-content" text:style-name="P2"/>
      <table:table table:style-name="Table1" delta:insertion-change-idref="I" delta:insertion-type="insert-with-content">
        <table:table-column table:style-name="Table1.A" table:number-columns-repeated="2"/>
        <table:table-row>
          <table:table-cell table:style-name="Table1.A1">
            <text:p text:style-name="P2">Table will</text:p>
          </table:table-cell>
          <table:table-cell table:style-name="Table1.A1">
            <text:p text:style-name="P2">Be copied</text:p>
          </table:table-cell>
        </table:table-row>
      </table:table>
      <text:p delta:split-id="split1" delta:insertion-change-idref="I" delta:insertion-type="split" text:style-name="P2"><text:span text:style-name="T1" delta:insertion-change-idref="I" delta:insertion-type="insert-with-content">And this will be copied</text:span>] This will be in the new paragraph.</text:p>
      <text:p text:style-name="P2">Copy and paste source. {This will be copied</text:p>
      <text:p text:style-name="P2"/>
      <table:table table:style-name="Table1">
        <table:table-column table:style-name="Table1.A" table:number-columns-repeated="2"/>
        <table:table-row>
          <table:table-cell table:style-name="Table1.A1">
            <text:p text:style-name="P2">Table will</text:p>
          </table:table-cell>
          <table:table-cell table:style-name="Table1.A1">
            <text:p text:style-name="P2">Be copied</text:p>
          </table:table-cell>
        </table:table-row>
      </table:table>
      <text:p text:style-name="P2">And this will be copied}. This will not be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